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4F0000018613C2FEF467B01D2C.png" manifest:media-type="image/png"/>
  <manifest:file-entry manifest:full-path="Pictures/10000201000001F3000001C6AAC16F7782531B34.png" manifest:media-type="image/png"/>
  <manifest:file-entry manifest:full-path="Pictures/10000201000003320000023436FC856DDE2B649F.png" manifest:media-type="image/png"/>
  <manifest:file-entry manifest:full-path="Pictures/100002010000040400000294A37509B12FE0C554.png" manifest:media-type="image/png"/>
  <manifest:file-entry manifest:full-path="Pictures/10000201000004B7000002512C742AF775BAE6FA.png" manifest:media-type="image/png"/>
  <manifest:file-entry manifest:full-path="Pictures/10000201000002B200000293ADFAE319B58C9202.png" manifest:media-type="image/png"/>
  <manifest:file-entry manifest:full-path="Pictures/10008A6E0000488E000049610BEA8178F635DE62.svg" manifest:media-type="image/svg+xml"/>
  <manifest:file-entry manifest:full-path="Pictures/10000201000002BE000002C68E25C84D31871BF8.png" manifest:media-type="image/png"/>
  <manifest:file-entry manifest:full-path="Pictures/10000201000003A900000216D8EA3C5FA3D00E27.png" manifest:media-type="image/png"/>
  <manifest:file-entry manifest:full-path="Pictures/1000AD920000B985000069BB71DBAA6525347F8A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Smart Systems 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Robotwagen by Jesse Denau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obotwagen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Mind map</text:p>
              </text:list-item>
            </text:list>
          </draw:text-box>
        </draw:frame>
        <draw:frame draw:style-name="gr2" draw:text-style-name="P3" draw:layer="layout" svg:width="25.792cm" svg:height="14.698cm" svg:x="0.762cm" svg:y="4.098cm">
          <draw:image xlink:href="Pictures/1000AD920000B985000069BB71DBAA6525347F8A.svg" xlink:type="simple" xlink:show="embed" xlink:actuate="onLoad" loext:mime-type="image/svg+xml">
            <text:p/>
          </draw:image>
          <draw:image xlink:href="Pictures/10000201000003A900000216D8EA3C5FA3D00E27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obotwagen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Hardware analyse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>- ESP32-Wroom-32</text:span></text:p>
              </text:list-item>
              <text:list-item>
                <text:p><text:span text:style-name="T1">- LDL1117 3.3V</text:span>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gr2" draw:text-style-name="P3" draw:layer="layout" svg:width="17.049cm" svg:height="17.243cm" svg:x="5.811cm" svg:y="1.257cm">
          <draw:image xlink:href="Pictures/10008A6E0000488E000049610BEA8178F635DE62.svg" xlink:type="simple" xlink:show="embed" xlink:actuate="onLoad" loext:mime-type="image/svg+xml">
            <text:p/>
          </draw:image>
          <draw:image xlink:href="Pictures/10000201000002BE000002C68E25C84D31871BF8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obotwagen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Hardware analyse</text:p>
              </text:list-item>
            </text:list>
          </draw:text-box>
        </draw:frame>
        <draw:frame draw:style-name="gr2" draw:text-style-name="P3" draw:layer="layout" svg:width="26.365cm" svg:height="12.395cm" svg:x="1.016cm" svg:y="6.655cm">
          <draw:image xlink:href="Pictures/10000201000004B7000002512C742AF775BAE6FA.png" xlink:type="simple" xlink:show="embed" xlink:actuate="onLoad" loext:mime-type="image/png">
            <text:p/>
          </draw:image>
        </draw:frame>
        <draw:frame draw:style-name="gr2" draw:text-style-name="P3" draw:layer="layout" svg:width="12.2cm" svg:height="7.833cm" svg:x="14.986cm" svg:y="1cm">
          <draw:image xlink:href="Pictures/100002010000040400000294A37509B12FE0C55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obotwagen<text:tab/>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Hardware</text:p>
              </text:list-item>
              <text:list-item>
                <text:p>analyse</text:p>
              </text:list-item>
            </text:list>
          </draw:text-box>
        </draw:frame>
        <draw:frame draw:style-name="gr2" draw:text-style-name="P3" draw:layer="layout" svg:width="21.642cm" svg:height="14.922cm" svg:x="6.096cm" svg:y="4.064cm">
          <draw:image xlink:href="Pictures/10000201000003320000023436FC856DDE2B649F.png" xlink:type="simple" xlink:show="embed" xlink:actuate="onLoad" loext:mime-type="image/png">
            <text:p/>
          </draw:image>
        </draw:frame>
        <draw:frame draw:style-name="gr2" draw:text-style-name="P3" draw:layer="layout" svg:width="13.006cm" svg:height="4.599cm" svg:x="13.784cm" svg:y="0.684cm">
          <draw:image xlink:href="Pictures/100002010000044F0000018613C2FEF467B01D2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obotwagen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Software analyse</text:p>
              </text:list-item>
              <text:list-item>
                <text:p/>
              </text:list-item>
              <text:list-item>
                <text:p><text:span text:style-name="T2">3 modi:</text:span></text:p>
                <text:list>
                  <text:list-header>
                    <text:p>- Manueel</text:p>
                  </text:list-header>
                  <text:list-item>
                    <text:p>- Lijn volgen</text:p>
                  </text:list-item>
                  <text:list-item>
                    <text:p>- Parcour rijden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3.202cm" svg:height="12.011cm" svg:x="12.452cm" svg:y="5.769cm">
          <draw:image xlink:href="Pictures/10000201000001F3000001C6AAC16F7782531B3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obotwagen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Software </text:p>
              </text:list-item>
              <text:list-item>
                <text:p>analyse</text:p>
              </text:list-item>
            </text:list>
          </draw:text-box>
        </draw:frame>
        <draw:frame draw:style-name="gr2" draw:text-style-name="P3" draw:layer="layout" svg:width="18.255cm" svg:height="17.435cm" svg:x="9.431cm" svg:y="1.361cm">
          <draw:image xlink:href="Pictures/10000201000002B200000293ADFAE319B58C920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obotwagen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Planning</text:p>
              </text:list-item>
              <text:list-item>
                <text:p/>
              </text:list-item>
              <text:list-item>
                <text:p><text:span text:style-name="T3">- PCB solderen en testen</text:span></text:p>
              </text:list-item>
              <text:list-item>
                <text:p><text:span text:style-name="T3">- Software uitwerken</text:span></text:p>
              </text:list-item>
              <text:list-item>
                <text:p><text:span text:style-name="T3">- Programmeren </text:span></text:p>
              </text:list-item>
              <text:list-item>
                <text:p><text:span text:style-name="T3">- Test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8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8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7T15:46:15.044343986</meta:creation-date>
    <meta:editing-duration>PT38M25S</meta:editing-duration>
    <meta:editing-cycles>4</meta:editing-cycles>
    <meta:generator>LibreOffice/6.4.7.2$Linux_X86_64 LibreOffice_project/40$Build-2</meta:generator>
    <dc:title>Alizarin</dc:title>
    <dc:date>2022-04-29T12:22:22.833918310</dc:date>
    <meta:document-statistic meta:object-count="77"/>
  </office:meta>
</office:document-meta>
</file>